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3pt" fo:font-weight="bold" style:font-size-asian="13pt" style:font-weight-asian="bold" style:font-size-complex="13pt" style:font-weight-complex="bold"/>
    </style:style>
    <style:style style:name="P3"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fo:font-size="12pt" style:text-underline-style="none" fo:font-weight="normal" style:font-size-asian="12pt" style:font-weight-asian="normal" style:font-size-complex="12pt" style:font-weight-complex="normal"/>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text:list-style style:name="L1">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itial Laser Alignment system</text:p>
      <text:p text:style-name="Standard">The ultimate goal is to create a self alignment laser cavity to make alignment of </text:p>
      <text:p text:style-name="Standard">Infrared red laser cavities easy (IR is invisible to the naked eye). </text:p>
      <text:p text:style-name="Standard"/>
      <text:p text:style-name="Standard">This is just the initial stage of the project where I align some photosensor to the maximal intensity of some laser beam along the horizontal axis (1 dimensional) in air.</text:p>
      <text:p text:style-name="Standard">- future iterations will eventually perform 2 dimensional and tilt angles</text:p>
      <text:p text:style-name="Standard"/>
      <text:p text:style-name="Standard">In this project, there is no cavity. The laser beam is simply propagating through air and we will just be profiling the beam.</text:p>
      <text:p text:style-name="Standard"/>
      <text:p text:style-name="Standard">If the above is to complicated, I am moving some photosensor to the to the middle of a laser beam in the horizontal direction. </text:p>
      <text:p text:style-name="P4"/>
      <text:p text:style-name="P1">Components</text:p>
      <text:p text:style-name="Standard">I plan to utilize both Raspberry Pi and Arduino mostly just for practice with both IoT/microprocessors devices. </text:p>
      <text:p text:style-name="P2"/>
      <text:p text:style-name="P2">Raspberry Pi</text:p>
      <text:p text:style-name="Standard">The Raspberry Pi is used for retrieval and processing of data. The python program retrieves data serially from the Arduino and stores in a database by SQLite 3 and subsequently retrieves the data for processing by numpy and matplotlib packages. </text:p>
      <text:p text:style-name="Standard"/>
      <text:p text:style-name="P2">Arduino Side</text:p>
      <text:p text:style-name="Standard">The Arduino is used for the control of the step motor, receiving the value outputted by the photosensor, displaying the step count and photo sensor value, adjusting the ton of the piezo buzzer and </text:p>
      <text:p text:style-name="Standard"/>
      <text:p text:style-name="P1">System Perspective</text:p>
      <text:p text:style-name="P2">User Perspective</text:p>
      <text:p text:style-name="Standard">1) Turn on laser</text:p>
      <text:p text:style-name="Standard">2) set range for scanning</text:p>
      <text:p text:style-name="Standard">3) turn on motor to start scanning for position of maxmal intensity of laser beam with photo sensor </text:p>
      <text:p text:style-name="Standard">4) Laser moves photosensor to the centered horizontal position of the beam. (1 dimensional)</text:p>
      <text:p text:style-name="Standard">5) Look at monitor for raspberry pi for graph of profiled laser beam</text:p>
      <text:p text:style-name="Standard"/>
      <text:p text:style-name="P2">Designer Perspective</text:p>
      <text:p text:style-name="Standard">1) Arduino is connected to Raspberry Pi</text:p>
      <text:p text:style-name="Standard">2) Raspberry pi controls power for laser and accepts some user defined range to scan</text:p>
      <text:p text:style-name="Standard">3) photosensor sits on top of an optical rail with motor controlled by Arduino</text:p>
      <text:p text:style-name="Standard">4) Servo motor controls position of photosensor by moving the optical rail screw</text:p>
      <text:p text:style-name="Standard">5) Arduino records position of rail and photosensor and sends the position and intensity to the ready Raspberry Pi for storage in a database via serial communication</text:p>
      <text:p text:style-name="Standard">7) After scanning some user defined range, Arduino sends the photosensor back to position of maximal intensity</text:p>
      <text:p text:style-name="Standard">8) A piezo buzzer creates a tone that is proportional to the signal of the buzzer</text:p>
      <text:p text:style-name="Standard">9)Use a LCD screen to display the position and or the value of the photosensor.</text:p>
      <text:p text:style-name="Standard">10) have Raspberry pi use python and various packages to create a graph of the profiled beam using the packages numpy and matplotlib</text:p>
      <text:p text:style-name="Standard"><text:soft-page-break/><text:span text:style-name="T1">Constraints and Limitation</text:span></text:p>
      <text:p text:style-name="Standard">Knowledge about sqlite3, matplotlib, numpy, laser beams, sensors, lcd screens, optical rails, stepper motor</text:p>
      <text:p text:style-name="Standard">Expected cost </text:p>
      <text:p text:style-name="Standard">~ 150 for material </text:p>
      <text:p text:style-name="Standard">~ 50-70 for tools to create</text:p>
      <text:p text:style-name="Standard"/>
      <text:p text:style-name="Standard">Given 1 month, probablt even less. I am actually pretty pumped for this.</text:p>
      <text:p text:style-name="Standard"/>
      <text:p text:style-name="P1">Future Goals and Tweaks</text:p>
      <text:p text:style-name="P5">The project ended up meeting a lot of the specifications that were laid out at the beginning of the class where we first created a specification sheet. Some goals that were not met were homing the motor back to some neutral position, specifying a scanning range, as well as realizing some limitations of this set up. </text:p>
      <text:p text:style-name="P5"/>
      <text:p text:style-name="P5">The first two problems can be solved by using some joystick to move motor back to some position. This also has the advantage of allowing us to move the sensor closer to the propagation axis of the beam so as allowing us to minimize scan range saving us time. A scanning range can then be prompted serially between the Raspberry Pi and Arduino after adjustment of the motor. Possibly utilize event handles to create a smoother unification of the two devices or settle for while loops since we are using an Arduino.</text:p>
      <text:p text:style-name="P5"/>
      <text:p text:style-name="P5">I have also realized that the Arduino always being on causes the motor to run continuously even after completing data collection. Simply put, there is no way to turn the Arduino off after it is done profiling the laser beam. One way of solving this is to use the Raspberry Pi for profiling and simply using the Arduino for locking.</text:p>
      <text:p text:style-name="P5"/>
      <text:p text:style-name="P5">I also ended up attach the laser module to the power supply of the Arduino because the Raspberry Pi had to be close to the T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son Nguyen</meta:initial-creator>
    <meta:creation-date>2019-01-03T19:00:20.66</meta:creation-date>
    <dc:date>2019-01-03T19:43:40.77</dc:date>
    <dc:creator>Johnson Nguyen</dc:creator>
    <meta:editing-duration>PT27M46S</meta:editing-duration>
    <meta:editing-cycles>6</meta:editing-cycles>
    <meta:generator>OpenOffice/4.1.5$Win32 OpenOffice.org_project/415m1$Build-9789</meta:generator>
    <meta:document-statistic meta:table-count="0" meta:image-count="0" meta:object-count="0" meta:page-count="2" meta:paragraph-count="41" meta:word-count="702" meta:character-count="4041"/>
  </office:meta>
</office:document-meta>
</file>